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mic Sans MS" svg:font-family="'Comic Sans MS'"/>
    <style:font-face style:name="Tahoma1" svg:font-family="Tahoma"/>
    <style:font-face style:name="MinionPro-Bold" svg:font-family="MinionPro-Bold" style:font-family-generic="roman"/>
    <style:font-face style:name="MinionPro-Regular" svg:font-family="MinionPro-Regular" style:font-family-generic="roman"/>
    <style:font-face style:name="CircularStd-Bold" svg:font-family="CircularStd-Bold" style:font-family-generic="swiss"/>
    <style:font-face style:name="Minion Pro" svg:font-family="'Mini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101" style:font-name="Minion Pro" fo:font-size="10pt" style:font-name-asian="MinionPro-Bold" style:font-size-asian="10pt" style:font-name-complex="MinionPro-Bold" style:font-size-complex="10pt"/>
    </style:style>
    <style:style style:name="P3" style:family="paragraph" style:parent-style-name="Standard">
      <style:text-properties style:font-name="Minion Pro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Minion Pro" fo:font-size="10pt" fo:font-weight="bold" style:font-name-asian="MinionPro-Bold" style:font-size-asian="10pt" style:font-weight-asian="bold" style:font-name-complex="MinionPro-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Minion Pro" fo:font-size="10pt" style:font-name-asian="MinionPro-Regular" style:font-size-asian="10pt" style:font-name-complex="MinionPro-Regular" style:font-size-complex="10pt"/>
    </style:style>
    <style:style style:name="P6" style:family="paragraph" style:parent-style-name="Standard">
      <style:paragraph-properties style:text-autospace="none"/>
      <style:text-properties style:font-name="Minion Pro" fo:font-size="10pt" style:font-name-asian="MinionPro-Regular" style:font-size-asian="10pt" style:font-name-complex="MinionPro-Regular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Minion Pro" fo:font-size="10pt" style:font-name-asian="MinionPro-Bold" style:font-size-asian="10pt" style:font-name-complex="MinionPro-Bold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Minion Pro"/>
    </style:style>
    <style:style style:name="P9" style:family="paragraph" style:parent-style-name="Standard">
      <style:text-properties style:font-name="Minion Pro" fo:font-size="12pt" style:font-name-asian="MinionPro-Regular" style:font-size-asian="12pt" style:font-name-complex="MinionPro-Regular" style:font-size-complex="12pt"/>
    </style:style>
    <style:style style:name="P10" style:family="paragraph" style:parent-style-name="Standard">
      <style:text-properties style:font-name="Minion Pro" fo:font-size="12pt" fo:font-weight="bold" style:font-name-asian="MinionPro-Regular" style:font-size-asian="12pt" style:font-weight-asian="bold" style:font-name-complex="MinionPro-Regular" style:font-size-complex="12pt" style:font-weight-complex="bold"/>
    </style:style>
    <style:style style:name="P11" style:family="paragraph" style:parent-style-name="Standard">
      <style:text-properties style:font-name="Minion Pro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Minion Pro" fo:font-size="10pt" fo:letter-spacing="normal" fo:font-style="normal" style:font-name-asian="MinionPro-Regular" style:font-size-asian="10pt" style:font-name-complex="MinionPro-Regular" style:font-size-complex="10pt"/>
    </style:style>
    <style:style style:name="P13" style:family="paragraph" style:parent-style-name="Standard">
      <style:paragraph-properties style:text-autospace="none"/>
      <style:text-properties fo:color="#000000" style:font-name="Minion Pro" fo:font-size="10pt" style:font-name-asian="MinionPro-Bold" style:font-size-asian="10pt" style:font-name-complex="MinionPro-Bold" style:font-size-complex="10pt"/>
    </style:style>
    <style:style style:name="P14" style:family="paragraph" style:parent-style-name="Standard">
      <style:paragraph-properties style:text-autospace="none"/>
      <style:text-properties fo:color="#000000" style:font-name="Minion Pro" fo:font-size="10pt" style:font-name-asian="MinionPro-Regular" style:font-size-asian="10pt" style:font-name-complex="MinionPro-Regular" style:font-size-complex="10pt"/>
    </style:style>
    <style:style style:name="P15" style:family="paragraph" style:parent-style-name="Standard">
      <style:paragraph-properties style:text-autospace="none"/>
      <style:text-properties fo:color="#ee2124" style:font-name="Minion Pro" fo:font-size="32pt" fo:font-weight="bold" style:font-name-asian="CircularStd-Bold" style:font-size-asian="32pt" style:font-weight-asian="bold" style:font-name-complex="CircularStd-Bold" style:font-size-complex="32pt" style:font-weight-complex="bold"/>
    </style:style>
    <style:style style:name="P16" style:family="paragraph" style:parent-style-name="Standard">
      <style:paragraph-properties style:text-autospace="none"/>
      <style:text-properties fo:color="#dc2300" style:font-name="Minion Pro" fo:font-size="10pt" fo:font-weight="bold" style:font-name-asian="MinionPro-Bold" style:font-size-asian="10pt" style:font-weight-asian="bold" style:font-name-complex="MinionPro-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dc2300" style:font-name="Minion Pro" fo:font-size="10pt" fo:font-weight="bold" style:font-name-asian="MinionPro-Regular" style:font-size-asian="10pt" style:font-weight-asian="bold" style:font-name-complex="MinionPro-Regular" style:font-size-complex="10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Minion Pro" fo:font-size="10pt" fo:letter-spacing="normal" fo:font-style="normal" style:font-name-asian="MinionPro-Regular" style:font-size-asian="10pt" style:font-name-complex="MinionPro-Regular" style:font-size-complex="10pt"/>
    </style:style>
    <style:style style:name="P19" style:family="paragraph" style:parent-style-name="Standard">
      <style:paragraph-properties fo:text-align="start" style:justify-single-word="false" style:text-autospace="none"/>
    </style:style>
    <style:style style:name="P20" style:family="paragraph" style:parent-style-name="Standard">
      <style:text-properties style:font-name="Minion Pr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0pt"/>
    </style:style>
    <style:style style:name="T5" style:family="text">
      <style:text-properties fo:font-size="10pt" style:font-name-asian="MinionPro-Bold" style:font-size-asian="10pt" style:font-name-complex="MinionPro-Bold" style:font-size-complex="10pt"/>
    </style:style>
    <style:style style:name="T6" style:family="text">
      <style:text-properties fo:font-size="10pt" fo:font-weight="bold" style:font-name-asian="MinionPro-Bold" style:font-size-asian="10pt" style:font-weight-asian="bold" style:font-name-complex="MinionPro-Bold" style:font-size-complex="10pt" style:font-weight-complex="bold"/>
    </style:style>
    <style:style style:name="T7" style:family="text">
      <style:text-properties fo:font-size="10pt" fo:font-style="italic" style:font-name-asian="MinionPro-Bold" style:font-size-asian="10pt" style:font-style-asian="italic" style:font-name-complex="MinionPro-Bold" style:font-size-complex="10pt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style:font-name="Minion Pro" fo:font-size="10pt" fo:letter-spacing="normal" fo:font-style="normal" style:font-name-asian="MinionPro-Regular" style:font-size-asian="10pt" style:font-name-complex="MinionPro-Regular" style:font-size-complex="10pt"/>
    </style:style>
    <style:style style:name="T13" style:family="text">
      <style:text-properties fo:font-variant="normal" fo:text-transform="none" fo:color="#dc2300" style:font-name="Minion Pro" fo:font-size="10pt" fo:letter-spacing="normal" fo:font-style="normal" style:font-name-asian="MinionPro-Regular" style:font-size-asian="10pt" style:font-name-complex="MinionPro-Regular" style:font-size-complex="10pt"/>
    </style:style>
    <style:style style:name="T14" style:family="text">
      <style:text-properties fo:font-variant="normal" fo:text-transform="none" fo:color="#dc2300" fo:letter-spacing="normal" fo:font-style="normal"/>
    </style:style>
    <style:style style:name="T15" style:family="text">
      <style:text-properties fo:font-variant="normal" fo:text-transform="none" fo:color="#f0ea18" style:font-name="Comic Sans MS" fo:font-size="18pt" fo:letter-spacing="normal" fo:font-style="normal" fo:font-weight="bold"/>
    </style:style>
    <style:style style:name="T16" style:family="text">
      <style:text-properties style:font-name="Minion Pro"/>
    </style:style>
    <style:style style:name="T17" style:family="text">
      <style:text-properties style:font-name="Minion Pro" fo:font-size="10pt" style:font-name-asian="MinionPro-Regular" style:font-size-asian="10pt" style:font-name-complex="MinionPro-Regular" style:font-size-complex="1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dc2300"/>
    </style:style>
    <style:style style:name="T20" style:family="text">
      <style:text-properties fo:color="#dc2300" fo:font-weight="bold" style:font-weight-asian="bold" style:font-weight-complex="bold"/>
    </style:style>
    <style:style style:name="T21" style:family="text">
      <style:text-properties fo:color="#dc2300" style:font-name="Minion Pro" fo:font-size="10pt" style:font-name-asian="MinionPro-Regular" style:font-size-asian="10pt" style:font-name-complex="MinionPro-Regular" style:font-size-complex="10pt"/>
    </style:style>
    <style:style style:name="T22" style:family="text">
      <style:text-properties fo:color="#dc2300" style:font-size-complex="10pt"/>
    </style:style>
    <style:style style:name="T23" style:family="text">
      <style:text-properties fo:font-style="normal"/>
    </style:style>
    <style:style style:name="T24" style:family="text">
      <style:text-properties fo:letter-spacing="normal"/>
    </style:style>
    <style:style style:name="T25" style:family="text">
      <style:text-properties style:font-name-asian="MinionPro-Regular"/>
    </style:style>
    <style:style style:name="T26" style:family="text">
      <style:text-properties style:font-size-asian="10pt"/>
    </style:style>
    <style:style style:name="T27" style:family="text">
      <style:text-properties style:font-name-complex="MinionPro-Regular"/>
    </style:style>
    <style:style style:name="T28" style:family="text">
      <style:text-properties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>SARAH JONES</text:span> </text:p>
      <text:p text:style-name="P3"/>
      <text:p text:style-name="P11">EDUCATION</text:p>
      <text:p text:style-name="P3"/>
      <text:p text:style-name="P4">The Evergreen State College <text:span text:style-name="T3">2003-2006 </text:span><text:span text:style-name="T18">Olympia, WA</text:span></text:p>
      <text:p text:style-name="P5">• <text:span text:style-name="T20">General liberal arts</text:span> with a focus on environmental</text:p>
      <text:p text:style-name="P5">health and public policy</text:p>
      <text:p text:style-name="P5">• <text:span text:style-name="T20">Self-directed study</text:span> on business development and</text:p>
      <text:p text:style-name="P5">fashion design</text:p>
      <text:p text:style-name="P3"/>
      <text:p text:style-name="P11">WORK HISTORY</text:p>
      <text:p text:style-name="P3"/>
      <text:p text:style-name="P8"><text:span text:style-name="T6">Brooklyn Denim Co. </text:span><text:span text:style-name="T7">2014–present </text:span><text:span text:style-name="T5">NYC</text:span></text:p>
      <text:p text:style-name="P17">Production Associate/Sales Person</text:p>
      <text:p text:style-name="P5">• Worked as a production associate and in-house tailor</text:p>
      <text:p text:style-name="P5">• Trained new employees</text:p>
      <text:p text:style-name="P5">• Provided customer service for a large multi-brand store</text:p>
      <text:p text:style-name="P5">• Expanded my knowledge of local production and</text:p>
      <text:p text:style-name="P6">international manufacturing</text:p>
      <text:p text:style-name="P3"/>
      <text:p text:style-name="P7"><text:span text:style-name="T1">Moves Concept Store</text:span> <text:span text:style-name="T2">2010–2013 </text:span>NYC</text:p>
      <text:p text:style-name="P16">Co-Founder/Shop Girl</text:p>
      <text:p text:style-name="P6">• Expanded a pop-up shop into a permanent store</text:p>
      <text:p text:style-name="P5">• Created a launchpad for new designers</text:p>
      <text:p text:style-name="P5">• Helped designers connect with local manufacturers</text:p>
      <text:p text:style-name="P5">• Served as a community space for art and performance</text:p>
      <text:p text:style-name="P5"/>
      <text:p text:style-name="P2"><text:span text:style-name="T1">Ruffeo Hearts Lil’ Snotty </text:span>(RHLS) <text:span text:style-name="T9">2005–present </text:span><text:span text:style-name="T8">NYC</text:span></text:p>
      <text:p text:style-name="P16">Co-Founder/Production Manager</text:p>
      <text:p text:style-name="P14">• Grew a clothing design business from an Etsy store to</text:p>
      <text:p text:style-name="P5">an internationally stocked brand</text:p>
      <text:p text:style-name="P5">• Joined Parachute—Rob Kalin’s Etsy business incubator</text:p>
      <text:p text:style-name="P5">• Led production, material sourcing, budget prediction</text:p>
      <text:p text:style-name="P5">and building partner relationships</text:p>
      <text:p text:style-name="P5">• Secured accounts globally at stores such as ASOS,</text:p>
      <text:p text:style-name="P5">Patricia Field, Desperado and Magenta</text:p>
      <text:p text:style-name="P6"/>
      <text:p text:style-name="P10">PRESS (SELECTED)</text:p>
      <text:p text:style-name="P12"/>
      <text:p text:style-name="P12">• H&amp;M LIFE (May 29, 2013): <text:span text:style-name="T19">“Fashionable Fun.” </text:span></text:p>
      <text:p text:style-name="P12">• VICE (February 13, 2013): <text:span text:style-name="T19">“Ruffeo Hearts Lil’ Snotty Is Ethically Made Fashion for Outsider Futurist Feminists”</text:span> – by Erica Euse.</text:p>
      <text:p text:style-name="P1"><text:span text:style-name="T12">• ZINK (June 14, 2012):</text:span><text:span text:style-name="T13"> “Ruffeo Hearts Lil Snotty (RHLS) Mackswell Sherman and Sarah Jones, best mates and joined</text:span><text:span text:style-name="T21">-at</text:span></text:p>
      <text:p text:style-name="P1"><text:span text:style-name="T21">the-hip freedom</text:span><text:span text:style-name="T19"> </text:span><text:span text:style-name="T21">fighters making razzmatazz clothing, wicked rap and art with a conscious”</text:span><text:span text:style-name="T17"> by Cody Ross.</text:span></text:p>
      <text:p text:style-name="P5">• FAB BLOG <text:s/>(August 13, 2012): <text:span text:style-name="T19">“Designer Download: RHLS.” </text:span></text:p>
      <text:p text:style-name="P5">• LA MODE (<text:span text:style-name="T11">October 14, 2011): </text:span><text:span text:style-name="T14">“RHLS Kolekcja Na Sezon Wiosna Lato 2012 Prosto Z Brooklynu.”</text:span></text:p>
      <text:p text:style-name="P12">•WAD (October2011): <text:span text:style-name="T19">“New Kids on the Block.”</text:span></text:p>
      <text:p text:style-name="P12">•INC (April 2011): <text:span text:style-name="T19">“Can Rob Kalin Scale Etsy”</text:span> by Max Chafkin.</text:p>
      <text:p text:style-name="P12">•READYMADE (December 14, 2010): <text:span text:style-name="T19">“Mackswell Moves.”</text:span></text:p>
      <text:p text:style-name="P12">•PEPPERMINT MAGAZINE (July 2010): <text:span text:style-name="T19">”Meet Your Maker Ruffeo Hearts Lil Snotty.”</text:span></text:p>
      <text:p text:style-name="P12">•CBS SUNDAY MORNING NEWS (March 30, 2010): <text:span text:style-name="T19">“Martha Likes My Hoodie”</text:span> by Mo Rocca.</text:p>
      <text:p text:style-name="P12">•TEEN VOGUE (August 14, 2009): <text:span text:style-name="T19">“Rainbow Brite: The Fred Flare Sweatshirt That Has US in Pieces”</text:span> by Truc Nguyen.</text:p>
      <text:p text:style-name="P12">•HARPER'S BAZAAR KOREA (April 2009) <text:span text:style-name="T19">“Mackswell Sherman and Sarah Jones.”</text:span></text:p>
      <text:p text:style-name="P12"/>
      <text:p text:style-name="P11"><text:soft-page-break/>EVENTS (SELECTED)</text:p>
      <text:p text:style-name="P12"/>
      <text:p text:style-name="P12"><text:span text:style-name="T19">Step Sons Stepping Up</text:span> w/ Eli Heuer (June 1, 2014)</text:p>
      <text:p text:style-name="P12"><text:span text:style-name="T19">New MOVES Launch Party</text:span> w/ Shane Shane (March 2, 2014)</text:p>
      <text:p text:style-name="P12"><text:span text:style-name="T19">MOVES Is Moving</text:span> w/ Michael Potvin, James DeVito, Will Erokan and DJ Actual Slayers at MOVES Concept Store (december 22, 2013)</text:p>
      <text:p text:style-name="P1"><text:span text:style-name="T12">T</text:span><text:span text:style-name="T13">he </text:span><text:span text:style-name="T13">Simpsonssssssssssssssssssssssssss</text:span><text:span text:style-name="T12"> w/ Content Media Systems and DJ Dark Sister at MOVES Concept Store <text:s/>(November 21, 2013)</text:span></text:p>
      <text:p text:style-name="P12"><text:span text:style-name="T19">Mombucha Sunday Kombucha Workshop</text:span> w/ Mombucha at MOVES Concept Store (October 27, 2013)</text:p>
      <text:p text:style-name="P12"><text:span text:style-name="T19">FONY Label Launch Party</text:span> w/ Dust, Shams, Eartheater, Fluct, Maria Minerva, Dark Denise, Full Service at Steel Drums (September 27, 2013)</text:p>
      <text:p text:style-name="P12"><text:span text:style-name="T19">Portraits Moves Austin Power</text:span> w/ Austin Power and DJ Jessamess at MOVES Concept Store (April 24, 2013) </text:p>
      <text:p text:style-name="P12"><text:span text:style-name="T19">New Work From Teague</text:span> w/ Teague Smith and music by Night Guys at MOVES Concept Store (March 20, 2013)</text:p>
      <text:p text:style-name="P12"><text:span text:style-name="T19">Williamsburg Fashion Weekend After Party</text:span> w/ Prince Rama, Shams, King Konqubine, Dillon James Rego at Wild Kingdom (February 15, 2013)</text:p>
      <text:p text:style-name="P12"><text:span text:style-name="T19">One Year Aniversay Party</text:span> w/ GDFX, King Konqubine at MOVES Concept Store (November 11, 2012)</text:p>
      <text:p text:style-name="P12"><text:span text:style-name="T19">The Creakers Ball</text:span> w/ Dust, Torn Hawk, Rat Attack, Angelina Dreem, Ramble Tamble, Creep, Boot Blacks, Alaskas, MC Todd, James David, Mr. Frank at Trip House (November 2, 2012)</text:p>
      <text:p text:style-name="P12"><text:span text:style-name="T19">Small Knot Launch Party</text:span> w/ Concrete Floor, Alaskas (July 20, 2012)</text:p>
      <text:p text:style-name="P12"><text:span text:style-name="T19">Cinco De Mayo Party</text:span> w/ Jon Burgerman and Jim Avignon as Anxieteam at MOVES Concept Store (May 5, 2012)</text:p>
      <text:p text:style-name="P12"><text:span text:style-name="T19">Soire</text:span> w/ RAFT at MOVES Concept Store (April 15, 2012)</text:p>
      <text:p text:style-name="P12"><text:span text:style-name="T19">Genderblender</text:span> w/ Alaskas, The Pharmacy, Starscream, Le1f, Zombelle, Ultra Demon <text:s/>at 285 Kent (February 25, 2012)</text:p>
      <text:p text:style-name="P12"><text:span text:style-name="T19">Withering Frost Holiday Block Party</text:span> at Graham Ave between Withers and Frost ( December 15, 2011)</text:p>
      <text:p text:style-name="P12"><text:span text:style-name="T19">CMJ Day Party</text:span> w/ Prince Rama, Eola, Hard Nips, Punks on Mars, Guardian Alien, DJ R.E.M. Koolhaas at MOVES Concept Store (October 22, 2011)</text:p>
      <text:p text:style-name="P12"><text:span text:style-name="T19">Sunday Function Installment 2</text:span> w/ Photos by Levi Mandel, Dan Zev and Frank Correa w/ Carlos Ruiz music by Alaskas, Freecare, Phillip Seymore Hoffman and Family Treasures at MOVES Concept Store (August 21, 2011)</text:p>
      <text:p text:style-name="P12"><text:span text:style-name="T19">Emoticon and On and On</text:span> w/ Praugue Audio/Visual Collective, Clothing by Ruffeo Hearts Lil Snotty, Alexander Campaz, Andy Lifschutz, Artists and Revolutionaries, Music by Le1f, Table, Happy New Year at Clocktower Gallery (May 13, 2011)</text:p>
      <text:p text:style-name="P12"><text:span text:style-name="T19">A Night of Video and Performance </text:span>w/ Alexis Gideon, Jenny Slate and Dean Fleischer-Camp, Roxie Turner at MOVES Concept Store (April 4, 2011)</text:p>
      <text:p text:style-name="P12"><text:span text:style-name="T19">Organization of Orga[ni]sm</text:span> w/ Baltimore Experimental Dance Collective at MOVES Concept Store (March 5,6 2011)</text:p>
      <text:p text:style-name="P12"><text:span text:style-name="T19">City Harvest Benefit</text:span> w/ Chopped and Skrewed Twister, Power Color, Hubble, Food Stamps at MOVES Conept Store (February 25, 2011)</text:p>
      <text:p text:style-name="P12"><text:span text:style-name="T19">RHLS Store/MOVES Gallery Grand Re-Opening Party and Korakrit Arunanondchai and Electrolites Footwear Collab Launch </text:span>w/ Ch-Rom, Alaskas, Luke Perry, Colin Self, DJ Peter Piper at MOVES Concept Store (January 21, 2011)</text:p>
      <text:p text:style-name="P12"><text:span text:style-name="T19">Moves Pop-Up Closing Party</text:span> w/ Electric Tickle Machine, Doldrums, Regal Degal at Moves Concept Store (December 18, 2010)</text:p>
      <text:p text:style-name="P12"><text:span text:style-name="T19">Dub Know Dub Tape Release Party</text:span> w/ Shams, Haribo, Colin Self, Syn.Toffs <text:s/>at Moves Concept Store (December 11, 2010)</text:p>
      <text:p text:style-name="P12"/>
      <text:p text:style-name="P12"/>
      <text:p text:style-name="P12"/>
      <text:p text:style-name="P5"/>
      <text:p text:style-name="P3"/>
      <text:p text:style-name="P3"/>
      <text:p text:style-name="P9"/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mic Sans MS" svg:font-family="'Comic Sans MS'"/>
    <style:font-face style:name="Tahoma1" svg:font-family="Tahoma"/>
    <style:font-face style:name="MinionPro-Bold" svg:font-family="MinionPro-Bold" style:font-family-generic="roman"/>
    <style:font-face style:name="MinionPro-Regular" svg:font-family="MinionPro-Regular" style:font-family-generic="roman"/>
    <style:font-face style:name="CircularStd-Bold" svg:font-family="CircularStd-Bold" style:font-family-generic="swiss"/>
    <style:font-face style:name="Minion Pro" svg:font-family="'Mini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ffeo Hearts Lil' Snotty</meta:initial-creator>
    <meta:creation-date>2015-05-01T07:48:36</meta:creation-date>
    <dc:date>2015-05-08T11:58:08</dc:date>
    <dc:creator>Ruffeo Hearts Lil' Snotty</dc:creator>
    <meta:editing-duration>PT04H52M36S</meta:editing-duration>
    <meta:editing-cycles>12</meta:editing-cycles>
    <meta:generator>OpenOffice.org/3.1$Unix OpenOffice.org_project/310m19$Build-9420</meta:generator>
    <meta:document-statistic meta:table-count="0" meta:image-count="0" meta:object-count="0" meta:page-count="2" meta:paragraph-count="70" meta:word-count="843" meta:character-count="5214"/>
  </office:meta>
</office:document-meta>
</file>